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40000046D063C7B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88cm" svg:x="1.001cm" svg:y="2.27cm">
          <draw:image xlink:href="Pictures/10000000000005840000046D063C7B3D.png" xlink:type="simple" xlink:show="embed" xlink:actuate="onLoad">
            <text:p/>
          </draw:image>
        </draw:frame>
        <draw:rect draw:style-name="gr2" draw:text-style-name="P1" draw:layer="layout" svg:width="1.27cm" svg:height="1.905cm" svg:x="2.905cm" svg:y="7.985cm">
          <text:p/>
        </draw:rect>
        <draw:rect draw:style-name="gr2" draw:text-style-name="P1" draw:layer="layout" svg:width="4.445cm" svg:height="1.905cm" svg:x="12.43cm" svg:y="5.44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06T13:50:33</meta:creation-date>
    <dc:date>2011-01-06T16:38:17</dc:date>
    <dc:creator>Jussi Eloranta</dc:creator>
    <meta:editing-duration>PT2H47M45S</meta:editing-duration>
    <meta:editing-cycles>2</meta:editing-cycles>
    <meta:generator>OpenOffice.org/3.3$Linux OpenOffice.org_project/330m18$Build-9556</meta:generator>
    <meta:document-statistic meta:object-count="3"/>
  </office:meta>
</office:document-meta>
</file>